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40" officeooo:paragraph-rsid="000baf40"/>
    </style:style>
    <style:style style:name="P2" style:family="paragraph" style:parent-style-name="Standard">
      <style:text-properties officeooo:rsid="000daaf1" officeooo:paragraph-rsid="000daaf1"/>
    </style:style>
    <style:style style:name="P3" style:family="paragraph" style:parent-style-name="Standard">
      <style:text-properties fo:font-size="15pt" fo:font-weight="bold" officeooo:rsid="000daaf1" officeooo:paragraph-rsid="000daaf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101e8" officeooo:paragraph-rsid="001101e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f545f" officeooo:paragraph-rsid="000f545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0baf40" officeooo:paragraph-rsid="000daaf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af40" officeooo:paragraph-rsid="000f545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aaf1" officeooo:paragraph-rsid="000daaf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aaf1" officeooo:paragraph-rsid="000f545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545f" officeooo:paragraph-rsid="000f545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9cc6" officeooo:paragraph-rsid="00129cc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style="italic" fo:font-weight="bold" officeooo:rsid="000f545f" officeooo:paragraph-rsid="000f545f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officeooo:rsid="000f545f" officeooo:paragraph-rsid="000f545f"/>
    </style:style>
    <style:style style:name="P14" style:family="paragraph" style:parent-style-name="Standard">
      <style:text-properties officeooo:rsid="001101e8" officeooo:paragraph-rsid="001101e8"/>
    </style:style>
    <style:style style:name="P15" style:family="paragraph" style:parent-style-name="Standard">
      <style:text-properties officeooo:rsid="0014348c" officeooo:paragraph-rsid="0014348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101e8"/>
    </style:style>
    <style:style style:name="T3" style:family="text">
      <style:text-properties officeooo:rsid="00143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hy (x q)?</text:span></text:p>
      <text:p text:style-name="P13">Donde te vás cuando querés comprar una tarta para el almuerzo? Donde te vás cuando queres tomar un helado con tus hijos?</text:p>
      <text:p text:style-name="P13">En nuestro cuotidiano seguimos haciendo uso del comércio y empreendimentos “fuera de linea” (off line), y igual a todas las tecnologias que se imaginavam morrir pero perduran, el comercio de calle sigue tenendo futuro.</text:p>
      <text:p text:style-name="P13"/>
      <text:p text:style-name="P15">Decir que el futuro el el market place y e-commerce no querés decir que los comercios tradicionales no tienen futuro!</text:p>
      <text:p text:style-name="P13"/>
      <text:p text:style-name="P13">Pero cuando queres crear una heladeria, como tomás la dicisión de la ubicación de esta? </text:p>
      <text:p text:style-name="P13">Además de fundamental para el exito del empreendimento, no hay niuna herramienta que brinde información y conocimiento para toma de decisión a los empreendedores.</text:p>
      <text:p text:style-name="P1"/>
      <text:p text:style-name="P13">BUSCAR:</text:p>
      <text:p text:style-name="P1">Qual es la importancia del comercio de calle? Quanto del comercio todavia no es echo en linea?</text:p>
      <text:p text:style-name="P14">Cuanto se genera de empleo los empreendimentos de calle? <text:span text:style-name="T3">Cual es la importancia de la ubicación?</text:span></text:p>
      <text:p text:style-name="P14"/>
      <text:p text:style-name="P3">How (cómo)</text:p>
      <text:p text:style-name="P10">Vivimos hoy <text:span text:style-name="T2">en la era de la información, de los datos masivos. Pero,</text:span> tan importante cuanto terner <text:span text:style-name="T2">los</text:span> datos o información, es saber que hacer con ellos. Haciendo uso de l<text:span text:style-name="T2">os</text:span> datos masivos de censo, involucrados con informaciones de mapeos colaborativos, <text:span text:style-name="T2">brindamos conocimiento a los empreendedores para que ellos tomen mejores decisiones;</text:span></text:p>
      <text:p text:style-name="P10"/>
      <text:p text:style-name="P8">Hacendo uso de análisis espaciales <text:span text:style-name="T2">que facilita la visualización de las informaciones</text:span></text:p>
      <text:p text:style-name="P8"/>
      <text:p text:style-name="P12">Podríamos llamar eso de mineración de datos?</text:p>
      <text:p text:style-name="P6"/>
      <text:p text:style-name="P4">What (o que)</text:p>
      <text:p text:style-name="P11">Por eso proponemos y creamos el prototípo del “Portal del Empreendedor” (Buscar un nombre mejor que diga a que esta hecho). Una plataforma en la cual la oferecemos junto con la municipalidad las heramientas necessárias para mejorar la toma de decisión de los emprendedores en relación a la ubicación.</text:p>
      <text:p text:style-name="P11"/>
      <text:p text:style-name="P11">Evidenciar que se puede ser usado para peinsar estrategias de marketing… o sea, se puede hacer otros usos;</text:p>
      <text:p text:style-name="P11"/>
      <text:p text:style-name="P11">Evidenciar que eso és estrategico a la muni pues:</text:p>
      <text:p text:style-name="P11">Mas emprendimentos, mas ingresso en impuestos;</text:p>
      <text:p text:style-name="P11">Mas emprendimentos mas empleo;</text:p>
      <text:p text:style-name="P11">El portal pude cambiar la experiencia de vivencia entre emprendedores y municipalidad </text:p>
      <text:p text:style-name="P6"/>
      <text:p text:style-name="P5">Palabras claves:</text:p>
      <text:p text:style-name="P7"/>
      <text:p text:style-name="P7">Location inteligence</text:p>
      <text:p text:style-name="P9">conocimiento</text:p>
      <text:p text:style-name="P10">Toma de decis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46:51.206443637</meta:creation-date>
    <dc:date>2017-05-27T10:46:30.483922747</dc:date>
    <meta:editing-duration>PT16M25S</meta:editing-duration>
    <meta:editing-cycles>3</meta:editing-cycles>
    <meta:generator>LibreOffice/5.3.3.2$Linux_X86_64 LibreOffice_project/30m0$Build-2</meta:generator>
    <meta:document-statistic meta:table-count="0" meta:image-count="0" meta:object-count="0" meta:page-count="1" meta:paragraph-count="24" meta:word-count="334" meta:character-count="2081" meta:non-whitespace-character-count="1769"/>
  </office:meta>
</office:document-meta>
</file>